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ffoli_test_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0" calcext:value-type="float">
            <text:p>2480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60" calcext:value-type="float">
            <text:p>7560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0" calcext:value-type="float">
            <text:p>54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30T13:55:18.912286127</dc:date>
    <meta:editing-duration>PT29S</meta:editing-duration>
    <meta:editing-cycles>1</meta:editing-cycles>
    <meta:document-statistic meta:table-count="1" meta:cell-count="36" meta:object-count="0"/>
  </office:meta>
</office:document-meta>
</file>